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debug/operationUpdates_1.txt" manifest:media-type="text/plain"/>
  <manifest:file-entry manifest:full-path="debug/operationUpdates_2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family-generic="system" style:font-pitch="variable" style:name="Wingdings" svg:font-family="Wingdings" svg:panose-1="5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modern" style:font-pitch="fixed" style:name="Courier New" svg:font-family="Courier New"/>
  </office:font-face-decls>
  <office:automatic-styles>
    <style:style style:family="paragraph" style:list-style-name="LFO14" style:name="abfee9b" style:parent-style-name="Listenabsatz">
      <style:paragraph-properties/>
    </style:style>
    <style:style style:family="paragraph" style:list-style-name="LFO14" style:name="a2365e9" style:parent-style-name="Listenabsatz">
      <style:paragraph-properties/>
    </style:style>
    <style:style style:family="paragraph" style:list-style-name="LFO12" style:name="abf3c74" style:parent-style-name="Listenabsatz">
      <style:paragraph-properties/>
    </style:style>
    <style:style style:family="paragraph" style:name="a0e5533" style:parent-style-name="Überschrift2">
      <style:paragraph-properties/>
    </style:style>
    <style:style style:family="paragraph" style:list-style-name="LFO9" style:name="a234f69" style:parent-style-name="Listenabsatz">
      <style:paragraph-properties/>
    </style:style>
    <style:style style:family="paragraph" style:list-style-name="LFO9" style:name="af368a8" style:parent-style-name="Listenabsatz">
      <style:paragraph-properties/>
    </style:style>
    <style:style style:family="paragraph" style:list-style-name="LFO9" style:name="a53181c" style:parent-style-name="Listenabsatz">
      <style:paragraph-properties/>
    </style:style>
    <style:style style:family="paragraph" style:list-style-name="LFO9" style:name="a94ee54" style:parent-style-name="Listenabsatz">
      <style:paragraph-properties/>
    </style:style>
    <style:style style:family="paragraph" style:list-style-name="LFO9" style:name="af50098" style:parent-style-name="Listenabsatz">
      <style:paragraph-properties/>
    </style:style>
    <style:style style:family="paragraph" style:name="a76a2c9" style:parent-style-name="Überschrift2">
      <style:paragraph-properties/>
    </style:style>
    <style:style style:family="paragraph" style:list-style-name="LFO6" style:name="a83e420" style:parent-style-name="Listenabsatz">
      <style:paragraph-properties/>
    </style:style>
    <style:style style:family="paragraph" style:list-style-name="LFO6" style:name="a8163f4" style:parent-style-name="Listenabsatz">
      <style:paragraph-properties/>
    </style:style>
    <style:style style:family="paragraph" style:list-style-name="LFO3" style:name="a9d7b39" style:parent-style-name="Listenabsatz">
      <style:paragraph-properties/>
    </style:style>
    <style:style style:family="paragraph" style:list-style-name="LFO3" style:name="a688c48" style:parent-style-name="Listenabsatz">
      <style:paragraph-properties/>
    </style:style>
    <style:style style:family="paragraph" style:list-style-name="LFO2" style:name="aa09604" style:parent-style-name="Listenabsatz">
      <style:paragraph-properties/>
    </style:style>
    <style:style style:family="paragraph" style:list-style-name="LFO2" style:name="a4a4b3f" style:parent-style-name="Listenabsatz">
      <style:paragraph-properties/>
    </style:style>
    <style:style style:family="paragraph" style:list-style-name="LFO2" style:name="a86f7e2" style:parent-style-name="Listenabsatz">
      <style:paragraph-properties/>
    </style:style>
    <style:style style:family="paragraph" style:list-style-name="LFO2" style:name="a7e579f" style:parent-style-name="Listenabsatz">
      <style:paragraph-properties/>
    </style:style>
    <style:style style:family="paragraph" style:list-style-name="LFO2" style:name="ae30cf0" style:parent-style-name="Listenabsatz">
      <style:paragraph-properties/>
    </style:style>
    <style:style style:family="paragraph" style:name="a9a6ae5" style:parent-style-name="Überschrift2">
      <style:paragraph-properties/>
    </style:style>
    <style:style style:family="paragraph" style:list-style-name="LFO15" style:name="a3642fc" style:parent-style-name="Listenabsatz">
      <style:paragraph-properties/>
    </style:style>
    <style:style style:family="paragraph" style:list-style-name="LFO15" style:name="a1954c9" style:parent-style-name="Listenabsatz">
      <style:paragraph-properties/>
    </style:style>
    <style:style style:family="paragraph" style:name="a06ccd9" style:parent-style-name="Überschrift2">
      <style:paragraph-properties/>
    </style:style>
    <style:style style:family="paragraph" style:name="a8b60c6" style:parent-style-name="Überschrift2">
      <style:paragraph-properties/>
    </style:style>
    <style:style style:family="paragraph" style:list-style-name="LFO18" style:name="af4404d" style:parent-style-name="Listenabsatz">
      <style:paragraph-properties/>
    </style:style>
    <style:style style:family="paragraph" style:list-style-name="LFO18" style:name="ad47f11" style:parent-style-name="Listenabsatz">
      <style:paragraph-properties/>
    </style:style>
    <style:style style:family="paragraph" style:name="ab713f8" style:parent-style-name="Überschrift2">
      <style:paragraph-properties/>
    </style:style>
    <style:style style:family="paragraph" style:list-style-name="LFO4" style:name="a59656f" style:parent-style-name="Listenabsatz">
      <style:paragraph-properties/>
    </style:style>
    <style:style style:family="paragraph" style:list-style-name="LFO5" style:name="a50c3e1" style:parent-style-name="Listenabsatz">
      <style:paragraph-properties/>
    </style:style>
    <style:style style:family="paragraph" style:list-style-name="LFO5" style:name="a7febc4" style:parent-style-name="Listenabsatz">
      <style:paragraph-properties/>
    </style:style>
    <style:style style:family="paragraph" style:list-style-name="LFO4" style:name="a7e909b" style:parent-style-name="Listenabsatz">
      <style:paragraph-properties/>
    </style:style>
    <style:style style:family="paragraph" style:name="a03836a" style:parent-style-name="Überschrift2">
      <style:paragraph-properties/>
    </style:style>
    <style:style style:family="paragraph" style:list-style-name="LFO1" style:name="ab0a631" style:parent-style-name="Listenabsatz">
      <style:paragraph-properties/>
    </style:style>
    <style:style style:family="paragraph" style:list-style-name="LFO1" style:name="a140f97" style:parent-style-name="Listenabsatz">
      <style:paragraph-properties/>
    </style:style>
    <style:style style:family="paragraph" style:list-style-name="LFO1" style:name="ab83d36" style:parent-style-name="Listenabsatz">
      <style:paragraph-properties/>
    </style:style>
    <style:style style:family="paragraph" style:list-style-name="LFO1" style:name="a4ed857" style:parent-style-name="Listenabsatz">
      <style:paragraph-properties/>
    </style:style>
    <style:style style:family="paragraph" style:name="a1a39b2" style:parent-style-name="Überschrift2">
      <style:paragraph-properties/>
    </style:style>
    <style:style style:family="paragraph" style:name="a7610f8" style:parent-style-name="Titel">
      <style:paragraph-properties fo:break-before="page"/>
    </style:style>
    <text:list-style style:name="LFO14">
      <text:list-level-style-number style:num-format="1" style:num-suffix="." text:display-levels="1" text:level="1" text:start-value="5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1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9">
      <text:list-level-style-number style:num-format="1" style:num-suffix="." text:display-levels="1" text:level="1">
        <style:list-level-properties text:list-level-position-and-space-mode="label-alignment" text:min-label-width="6mm" text:space-before="0mm">
          <style:list-level-label-alignment fo:margin-left="6.35mm" fo:text-indent="-6.35mm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7mm" text:space-before="6mm">
          <style:list-level-label-alignment fo:margin-left="13.97mm" fo:text-indent="-7.62mm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8mm" text:space-before="12mm">
          <style:list-level-label-alignment fo:margin-left="21.59mm" fo:text-indent="-8.89mm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11mm" text:space-before="19mm">
          <style:list-level-label-alignment fo:margin-left="30.48mm" fo:text-indent="-11.43mm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13mm" text:space-before="25mm">
          <style:list-level-label-alignment fo:margin-left="39.37mm" fo:text-indent="-13.97mm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16mm" text:space-before="31mm">
          <style:list-level-label-alignment fo:margin-left="48.26mm" fo:text-indent="-16.51mm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19mm" text:space-before="38mm">
          <style:list-level-label-alignment fo:margin-left="57.15mm" fo:text-indent="-19.05mm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21mm" text:space-before="44mm">
          <style:list-level-label-alignment fo:margin-left="66.04mm" fo:text-indent="-21.59mm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25mm" text:space-before="50mm">
          <style:list-level-label-alignment fo:margin-left="76.2mm" fo:text-indent="-25.4mm" text:label-followed-by="listtab"/>
        </style:list-level-properties>
      </text:list-level-style-number>
    </text:list-style>
    <text:list-style style:name="LFO6">
      <text:list-level-style-number style:num-format="I" style:num-suffix="." text:display-levels="1" text:level="1">
        <style:list-level-properties text:list-level-position-and-space-mode="label-alignment" text:min-label-width="12mm" text:space-before="6mm">
          <style:list-level-label-alignment fo:margin-left="19.05mm" fo:text-indent="-12.7mm" text:label-followed-by="listtab"/>
        </style:list-level-properties>
      </text:list-level-style-number>
      <text:list-level-style-number style:num-format="i" style:num-suffix="." text:display-levels="1" text:level="2">
        <style:list-level-properties fo:text-align="right"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3">
      <text:list-level-style-number style:num-format="I" style:num-suffix="." text:display-levels="1" text:level="1">
        <style:list-level-properties text:list-level-position-and-space-mode="label-alignment" text:min-label-width="12mm" text:space-before="6mm">
          <style:list-level-label-alignment fo:margin-left="19.05mm" fo:text-indent="-12.7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 text:min-label-width="3mm" text:space-before="34mm">
          <style:list-level-label-alignment fo:margin-left="38.1mm" fo:text-indent="-3.17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 text:min-label-width="3mm" text:space-before="73mm">
          <style:list-level-label-alignment fo:margin-left="76.2mm" fo:text-indent="-3.17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 text:min-label-width="3mm" text:space-before="111mm">
          <style:list-level-label-alignment fo:margin-left="114.3mm" fo:text-indent="-3.17mm" text:label-followed-by="listtab"/>
        </style:list-level-properties>
      </text:list-level-style-number>
    </text:list-style>
    <text:list-style style:name="LFO15">
      <text:list-level-style-image text:level="1" xlink:actuate="onLoad" xlink:href="media/image1.gif" xlink:show="embed" xlink:type="simple">
        <style:list-level-properties fo:height="3mm" fo:width="3mm"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image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18">
      <text:list-level-style-bullet text:bullet-char="" text:level="1">
        <style:list-level-properties text:list-level-position-and-space-mode="label-alignment" text:min-label-width="6mm" text:space-before="0mm">
          <style:list-level-label-alignment fo:margin-left="6.35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2mm">
          <style:list-level-label-alignment fo:margin-left="19.05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25mm">
          <style:list-level-label-alignment fo:margin-left="31.75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38mm">
          <style:list-level-label-alignment fo:margin-left="44.45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0mm">
          <style:list-level-label-alignment fo:margin-left="57.1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3mm">
          <style:list-level-label-alignment fo:margin-left="69.85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76mm">
          <style:list-level-label-alignment fo:margin-left="82.55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88mm">
          <style:list-level-label-alignment fo:margin-left="95.25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1mm">
          <style:list-level-label-alignment fo:margin-left="107.95mm" fo:text-indent="-6.35mm" text:label-followed-by="listtab"/>
        </style:list-level-properties>
      </text:list-level-style-bullet>
    </text:list-style>
    <text:list-style style:name="LFO5">
      <text:list-level-style-bullet text:bullet-char="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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4">
      <text:list-level-style-bullet text:bullet-char="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  <text:list-style style:name="LFO1">
      <text:list-level-style-bullet text:bullet-char="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bullet>
      <text:list-level-style-bullet text:bullet-char="o" text:level="2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bullet>
      <text:list-level-style-bullet text:bullet-char="" text:level="3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bullet>
      <text:list-level-style-bullet text:bullet-char="o" text:level="5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bullet>
      <text:list-level-style-bullet text:bullet-char="" text:level="6">
        <style:list-level-properties text:list-level-position-and-space-mode="label-alignment" text:min-label-width="6mm" text:space-before="69mm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text:list-level-position-and-space-mode="label-alignment" text:min-label-width="6mm" text:space-before="82mm">
          <style:list-level-label-alignment fo:margin-left="88.9mm" fo:text-indent="-6.35mm" text:label-followed-by="listtab"/>
        </style:list-level-properties>
      </text:list-level-style-bullet>
      <text:list-level-style-bullet text:bullet-char="o" text:level="8">
        <style:list-level-properties text:list-level-position-and-space-mode="label-alignment" text:min-label-width="6mm" text:space-before="95mm">
          <style:list-level-label-alignment fo:margin-left="101.6mm" fo:text-indent="-6.35mm" text:label-followed-by="listtab"/>
        </style:list-level-properties>
      </text:list-level-style-bullet>
      <text:list-level-style-bullet text:bullet-char="" text:level="9">
        <style:list-level-properties text:list-level-position-and-space-mode="label-alignment" text:min-label-width="6mm" text:space-before="107mm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ext:p text:style-name="a7610f8">Bullets &amp; Svante &amp;<text:s/>Numbering</text:p>
      <text:p text:style-name="Untertitel">Examples</text:p>
      <text:h text:outline-level="2" text:style-name="a1a39b2">Bullets</text:h>
      <text:list text:continue-numbering="true" text:style-name="LFO1">
        <text:list-item>
          <text:p text:style-name="a4ed857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">
        <text:list-item>
          <text:list>
            <text:list-item>
              <text:p text:style-name="ab83d36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1">
        <text:list-item>
          <text:list>
            <text:list-item>
              <text:p text:style-name="a140f97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1">
        <text:list-item>
          <text:p text:style-name="ab0a631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03836a">Bullets, different Style</text:h>
      <text:list text:continue-numbering="true" text:style-name="LFO4">
        <text:list-item>
          <text:p text:style-name="a7e909b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5">
        <text:list-item>
          <text:list>
            <text:list-item>
              <text:p text:style-name="a7febc4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5">
        <text:list-item>
          <text:list>
            <text:list-item>
              <text:p text:style-name="a50c3e1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4">
        <text:list-item>
          <text:p text:style-name="a59656f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b713f8">Bullets with Colors</text:h>
      <text:list text:continue-numbering="true" text:style-name="LFO18">
        <text:list-item>
          <text:p text:style-name="ad47f11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8">
        <text:list-item>
          <text:p text:style-name="af4404d">Lorem ipsum dolor sit amet, consetetur sadipscing elitr,<text:s/><text:s/>sed diam nonumy eirmod tempor invidunt ut labore et dolore magna aliquyam erat, sed diam voluptua.</text:p>
        </text:list-item>
      </text:list>
      <text:h text:outline-level="2" text:style-name="a8b60c6"/>
      <text:h text:outline-level="2" text:style-name="a06ccd9">Bullets with Images</text:h>
      <text:list text:continue-numbering="true" text:style-name="LFO15">
        <text:list-item>
          <text:p text:style-name="a1954c9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5">
        <text:list-item>
          <text:p text:style-name="a3642fc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h text:outline-level="2" text:style-name="a9a6ae5">Numbers</text:h>
      <text:list text:continue-numbering="true" text:style-name="LFO2">
        <text:list-item>
          <text:p text:style-name="ae30cf0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2">
        <text:list-item>
          <text:p text:style-name="a7e579f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2">
        <text:list-item>
          <text:list>
            <text:list-item>
              <text:p text:style-name="a86f7e2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2">
        <text:list-item>
          <text:list>
            <text:list-item>
              <text:p text:style-name="a4a4b3f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2">
        <text:list-item>
          <text:p text:style-name="aa09604">Lorem ipsum dolor sit amet, consetetur sadipscing elitr,<text:s/><text:s/>sed diam nonumy eirmod tempor invidunt ut labore et dolore magna aliquyam erat, sed diam voluptua.</text:p>
        </text:list-item>
      </text:list>
      <text:p text:style-name="Standard"/>
      <text:p text:style-name="Standard">Numbers, Roman</text:p>
      <text:p text:style-name="Standard"/>
      <text:list text:continue-numbering="true" text:style-name="LFO3">
        <text:list-item>
          <text:p text:style-name="a688c48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3">
        <text:list-item>
          <text:p text:style-name="a9d7b39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6">
        <text:list-item>
          <text:list>
            <text:list-item>
              <text:p text:style-name="a8163f4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6">
        <text:list-item>
          <text:list>
            <text:list-item>
              <text:p text:style-name="a83e420">….</text:p>
            </text:list-item>
          </text:list>
        </text:list-item>
      </text:list>
      <text:p text:style-name="Standard"/>
      <text:h text:outline-level="2" text:style-name="a76a2c9"><text:s/>Numbers, multilevel list</text:h>
      <text:list text:continue-numbering="true" text:style-name="LFO9">
        <text:list-item>
          <text:p text:style-name="af50098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9">
        <text:list-item>
          <text:list>
            <text:list-item>
              <text:p text:style-name="a94ee54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9">
        <text:list-item>
          <text:list>
            <text:list-item>
              <text:p text:style-name="a53181c">Lorem ipsum dolor sit amet, consetetur sadipscing elitr,<text:s/><text:s/>sed diam nonumy eirmod tempor invidunt ut labore et dolore magna aliquyam erat, sed diam voluptua.<text:s/></text:p>
            </text:list-item>
          </text:list>
        </text:list-item>
      </text:list>
      <text:list text:continue-numbering="true" text:style-name="LFO9">
        <text:list-item>
          <text:list>
            <text:list-item>
              <text:list>
                <text:list-item>
                  <text:p text:style-name="af368a8">Lorem ipsum dolor sit amet, consetetur sadipscing elitr,<text:s/><text:s/>sed diam nonumy eirmod tempor invidunt ut labore et dolore magna aliquyam erat, sed diam voluptua.<text:s/></text:p>
                </text:list-item>
              </text:list>
            </text:list-item>
          </text:list>
        </text:list-item>
      </text:list>
      <text:list text:continue-numbering="true" text:style-name="LFO9">
        <text:list-item>
          <text:list>
            <text:list-item>
              <text:p text:style-name="a234f69">Lorem ipsum dolor sit amet, consetetur sadipscing elitr,<text:s/><text:s/>sed diam nonumy eirmod tempor invidunt ut labore et dolore magna aliquyam erat, sed diam voluptua.</text:p>
            </text:list-item>
          </text:list>
        </text:list-item>
      </text:list>
      <text:p text:style-name="Standard"/>
      <text:h text:outline-level="2" text:style-name="a0e5533">Numbers, set second paragraph to number<text:s/>5</text:h>
      <text:list text:continue-numbering="true" text:style-name="LFO12">
        <text:list-item>
          <text:p text:style-name="abf3c74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a2365e9">Lorem ipsum dolor sit amet, consetetur sadipscing elitr,<text:s/>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abfee9b">…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family-generic="system" style:font-pitch="variable" style:name="Wingdings" svg:font-family="Wingdings" svg:panose-1="5 0 0 0 0 0 0 0 0 0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Listenabsatz" style:family="paragraph" style:name="Listenabsatz" style:parent-style-name="Standard">
      <style:paragraph-properties fo:margin-left="12.7mm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family="text" style:name="WW_CharLFO1LVL7" style:parent-style-name="default_character_style">
      <style:text-properties style:font-name="Symbol"/>
    </style:style>
    <style:style style:family="text" style:name="WW_CharLFO18LVL4" style:parent-style-name="default_character_style">
      <style:text-properties style:font-name="Symbol"/>
    </style:style>
    <style:style style:family="text" style:name="WW_CharLFO1LVL8" style:parent-style-name="default_character_style">
      <style:text-properties style:font-name="Courier New" style:font-name-complex="Courier New"/>
    </style:style>
    <style:style style:family="text" style:name="WW_CharLFO18LVL3" style:parent-style-name="default_character_style">
      <style:text-properties style:font-name="Wingdings"/>
    </style:style>
    <style:style style:family="text" style:name="WW_CharLFO1LVL5" style:parent-style-name="default_character_style">
      <style:text-properties style:font-name="Courier New" style:font-name-complex="Courier New"/>
    </style:style>
    <style:style style:family="text" style:name="WW_CharLFO18LVL6" style:parent-style-name="default_character_style">
      <style:text-properties style:font-name="Wingdings"/>
    </style:style>
    <style:style style:family="text" style:name="WW_CharLFO1LVL6" style:parent-style-name="default_character_style">
      <style:text-properties style:font-name="Wingdings"/>
    </style:style>
    <style:style style:family="text" style:name="WW_CharLFO18LVL5" style:parent-style-name="default_character_style">
      <style:text-properties style:font-name="Courier New" style:font-name-complex="Courier New"/>
    </style:style>
    <style:style style:family="text" style:name="WW_CharLFO1LVL3" style:parent-style-name="default_character_style">
      <style:text-properties style:font-name="Wingdings"/>
    </style:style>
    <style:style style:family="text" style:name="WW_CharLFO18LVL8" style:parent-style-name="default_character_style">
      <style:text-properties style:font-name="Courier New" style:font-name-complex="Courier New"/>
    </style:style>
    <style:style style:family="text" style:name="WW_CharLFO1LVL4" style:parent-style-name="default_character_style">
      <style:text-properties style:font-name="Symbol"/>
    </style:style>
    <style:style style:family="text" style:name="WW_CharLFO18LVL7" style:parent-style-name="default_character_style">
      <style:text-properties style:font-name="Symbol"/>
    </style:style>
    <style:style style:family="text" style:name="WW_CharLFO1LVL1" style:parent-style-name="default_character_style">
      <style:text-properties style:font-name="Symbol" style:font-name-asian="MS Mincho" style:font-name-complex="Times New Roman"/>
    </style:style>
    <style:style style:family="text" style:name="WW_CharLFO1LVL2" style:parent-style-name="default_character_style">
      <style:text-properties style:font-name="Courier New" style:font-name-complex="Courier New"/>
    </style:style>
    <style:style style:family="text" style:name="WW_CharLFO18LVL9" style:parent-style-name="default_character_style">
      <style:text-properties style:font-name="Wingdings"/>
    </style:style>
    <style:style style:family="text" style:name="WW_CharLFO1LVL9" style:parent-style-name="default_character_style">
      <style:text-properties style:font-name="Wingdings"/>
    </style:style>
    <style:style style:family="text" style:name="WW_CharLFO18LVL2" style:parent-style-name="default_character_style">
      <style:text-properties style:font-name="Courier New" style:font-name-complex="Courier New"/>
    </style:style>
    <style:style style:family="text" style:name="WW_CharLFO18LVL1" style:parent-style-name="default_character_style">
      <style:text-properties fo:color="#00B050" style:font-name="Symbol"/>
    </style:style>
    <style:style style:family="text" style:name="WW_CharLFO4LVL1" style:parent-style-name="default_character_style">
      <style:text-properties style:font-name="Wingdings"/>
    </style:style>
    <style:style style:family="text" style:name="WW_CharLFO5LVL9" style:parent-style-name="default_character_style">
      <style:text-properties style:font-name="Wingdings"/>
    </style:style>
    <style:style style:family="text" style:name="WW_CharLFO4LVL3" style:parent-style-name="default_character_style">
      <style:text-properties style:font-name="Wingdings"/>
    </style:style>
    <style:style style:family="text" style:name="WW_CharLFO5LVL8" style:parent-style-name="default_character_style">
      <style:text-properties style:font-name="Courier New" style:font-name-complex="Courier New"/>
    </style:style>
    <style:style style:family="text" style:name="WW_CharLFO15LVL9" style:parent-style-name="default_character_style">
      <style:text-properties style:font-name="Wingdings"/>
    </style:style>
    <style:style style:family="text" style:name="WW_CharLFO4LVL2" style:parent-style-name="default_character_style">
      <style:text-properties style:font-name="Courier New" style:font-name-complex="Courier New"/>
    </style:style>
    <style:style style:family="text" style:name="WW_CharLFO5LVL7" style:parent-style-name="default_character_style">
      <style:text-properties style:font-name="Symbol"/>
    </style:style>
    <style:style style:family="text" style:name="WW_CharLFO15LVL8" style:parent-style-name="default_character_style">
      <style:text-properties style:font-name="Courier New" style:font-name-complex="Courier New"/>
    </style:style>
    <style:style style:family="text" style:name="WW_CharLFO4LVL5" style:parent-style-name="default_character_style">
      <style:text-properties style:font-name="Courier New" style:font-name-complex="Courier New"/>
    </style:style>
    <style:style style:family="text" style:name="WW_CharLFO5LVL6" style:parent-style-name="default_character_style">
      <style:text-properties style:font-name="Wingdings"/>
    </style:style>
    <style:style style:family="text" style:name="WW_CharLFO15LVL7" style:parent-style-name="default_character_style">
      <style:text-properties style:font-name="Symbol"/>
    </style:style>
    <style:style style:family="text" style:name="WW_CharLFO4LVL4" style:parent-style-name="default_character_style">
      <style:text-properties style:font-name="Symbol"/>
    </style:style>
    <style:style style:family="text" style:name="WW_CharLFO5LVL5" style:parent-style-name="default_character_style">
      <style:text-properties style:font-name="Courier New" style:font-name-complex="Courier New"/>
    </style:style>
    <style:style style:family="text" style:name="WW_CharLFO15LVL6" style:parent-style-name="default_character_style">
      <style:text-properties style:font-name="Wingdings"/>
    </style:style>
    <style:style style:family="text" style:name="WW_CharLFO4LVL7" style:parent-style-name="default_character_style">
      <style:text-properties style:font-name="Symbol"/>
    </style:style>
    <style:style style:family="text" style:name="WW_CharLFO5LVL4" style:parent-style-name="default_character_style">
      <style:text-properties style:font-name="Symbol"/>
    </style:style>
    <style:style style:family="text" style:name="WW_CharLFO15LVL5" style:parent-style-name="default_character_style">
      <style:text-properties style:font-name="Courier New" style:font-name-complex="Courier New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text" style:name="WW_CharLFO4LVL6" style:parent-style-name="default_character_style">
      <style:text-properties style:font-name="Wingdings"/>
    </style:style>
    <style:style style:family="text" style:name="WW_CharLFO5LVL3" style:parent-style-name="default_character_style">
      <style:text-properties style:font-name="Wingdings"/>
    </style:style>
    <style:style style:family="text" style:name="WW_CharLFO15LVL4" style:parent-style-name="default_character_style">
      <style:text-properties style:font-name="Symbol"/>
    </style:style>
    <style:style style:family="text" style:name="WW_CharLFO4LVL9" style:parent-style-name="default_character_style">
      <style:text-properties style:font-name="Wingdings"/>
    </style:style>
    <style:style style:family="text" style:name="WW_CharLFO5LVL2" style:parent-style-name="default_character_style">
      <style:text-properties style:font-name="Wingdings"/>
    </style:style>
    <style:style style:family="text" style:name="WW_CharLFO15LVL3" style:parent-style-name="default_character_style">
      <style:text-properties style:font-name="Wingdings"/>
    </style:style>
    <style:style style:family="text" style:name="WW_CharLFO4LVL8" style:parent-style-name="default_character_style">
      <style:text-properties style:font-name="Courier New" style:font-name-complex="Courier New"/>
    </style:style>
    <style:style style:family="text" style:name="WW_CharLFO5LVL1" style:parent-style-name="default_character_style">
      <style:text-properties style:font-name="Wingdings"/>
    </style:style>
    <style:style style:family="text" style:name="WW_CharLFO15LVL2" style:parent-style-name="default_character_style">
      <style:text-properties style:font-name="Courier New" style:font-name-complex="Courier New"/>
    </style:style>
    <style:style style:family="text" style:name="WW_CharLFO15LVL1" style:parent-style-name="default_character_style">
      <style:text-properties style:font-name="Symbol" style:font-name-asian="MS Mincho" style:font-name-complex="Times New Roman" style:use-window-font-color="true"/>
    </style:style>
    <style:style style:family="text" style:name="WW_CharLFO17LVL7" style:parent-style-name="default_character_style">
      <style:text-properties style:font-name="Symbol"/>
    </style:style>
    <style:style style:family="text" style:name="WW_CharLFO17LVL6" style:parent-style-name="default_character_style">
      <style:text-properties style:font-name="Wingdings"/>
    </style:style>
    <style:style style:family="text" style:name="WW_CharLFO17LVL5" style:parent-style-name="default_character_style">
      <style:text-properties style:font-name="Courier New" style:font-name-complex="Courier New"/>
    </style:style>
    <style:style style:family="text" style:name="WW_CharLFO17LVL4" style:parent-style-name="default_character_style">
      <style:text-properties style:font-name="Symbol"/>
    </style:style>
    <style:style style:family="text" style:name="WW_CharLFO17LVL9" style:parent-style-name="default_character_style">
      <style:text-properties style:font-name="Wingdings"/>
    </style:style>
    <style:style style:family="text" style:name="WW_CharLFO17LVL8" style:parent-style-name="default_character_style">
      <style:text-properties style:font-name="Courier New" style:font-name-complex="Courier New"/>
    </style:style>
    <style:style style:family="text" style:name="WW_CharLFO17LVL3" style:parent-style-name="default_character_style">
      <style:text-properties style:font-name="Wingdings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style style:family="text" style:name="WW_CharLFO17LVL2" style:parent-style-name="default_character_style">
      <style:text-properties style:font-name="Courier New" style:font-name-complex="Courier New"/>
    </style:style>
    <style:style style:family="text" style:name="WW_CharLFO17LVL1" style:parent-style-name="default_character_style">
      <style:text-properties style:font-name="Symbol"/>
    </style:style>
    <style:style style:family="text" style:name="WW_CharLFO16LVL9" style:parent-style-name="default_character_style">
      <style:text-properties style:font-name="Wingdings"/>
    </style:style>
    <style:style style:family="text" style:name="WW_CharLFO16LVL6" style:parent-style-name="default_character_style">
      <style:text-properties style:font-name="Wingdings"/>
    </style:style>
    <style:style style:family="text" style:name="WW_CharLFO16LVL5" style:parent-style-name="default_character_style">
      <style:text-properties style:font-name="Courier New" style:font-name-complex="Courier New"/>
    </style:style>
    <style:style style:family="text" style:name="WW_CharLFO16LVL8" style:parent-style-name="default_character_style">
      <style:text-properties style:font-name="Courier New" style:font-name-complex="Courier New"/>
    </style:style>
    <style:style style:family="text" style:name="WW_CharLFO16LVL7" style:parent-style-name="default_character_style">
      <style:text-properties style:font-name="Symbol"/>
    </style:style>
    <style:style style:family="text" style:name="WW_CharLFO16LVL2" style:parent-style-name="default_character_style">
      <style:text-properties style:font-name="Courier New" style:font-name-complex="Courier New"/>
    </style:style>
    <style:style style:family="text" style:name="WW_CharLFO16LVL1" style:parent-style-name="default_character_style">
      <style:text-properties style:font-name="Wingdings"/>
    </style:style>
    <style:style style:family="text" style:name="WW_CharLFO16LVL4" style:parent-style-name="default_character_style">
      <style:text-properties style:font-name="Symbol"/>
    </style:style>
    <style:style style:family="text" style:name="WW_CharLFO16LVL3" style:parent-style-name="default_character_style">
      <style:text-properties style:font-name="Wingdings"/>
    </style:style>
    <style:default-style style:family="graphic">
      <style:graphic-properties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29</dc:date>
    <meta:editing-cycles>2</meta:editing-cycles>
    <meta:editing-duration>PT0.046S</meta:editing-duration>
  </office:meta>
</office:document-meta>
</file>

<file path=debug/operationUpdates_1.txt>[{"name":"setDocumentAttributes","attrs":{"document":{"fileFormat":"odf","defaultTabStop":1501}}},{"fontName":"Cambria","name":"insertFontDescription","attrs":{"familyGeneric":"roman","pitch":"variable","family":"Cambria","panose1":[2,4,5,3,5,4,6,3,2,4]}},{"fontName":"MS Mincho","name":"insertFontDescription","attrs":{"familyGeneric":"modern","pitch":"fixed","family":"MS Mincho","panose1":[2,2,6,9,4,2,5,8,3,4]}},{"fontName":"Times New Roman","name":"insertFontDescription","attrs":{"familyGeneric":"roman","pitch":"variable","family":"Times New Roman","panose1":[2,2,6,3,5,4,5,2,3,4]}},{"fontName":"Calibri","name":"insertFontDescription","attrs":{"familyGeneric":"swiss","pitch":"variable","family":"Calibri","panose1":[2,15,5,2,2,2,4,3,2,4]}},{"fontName":"MS Gothic","name":"insertFontDescription","attrs":{"familyGeneric":"modern","pitch":"fixed","family":"MS Gothic","panose1":[2,11,6,9,7,2,5,8,2,4]}},{"fontName":"Symbol","name":"insertFontDescription","attrs":{"familyGeneric":"roman","pitch":"variable","family":"Symbol","panose1":[5,5,1,2,1,7,6,2,5,7]}},{"fontName":"Courier New","name":"insertFontDescription","attrs":{"familyGeneric":"modern","pitch":"fixed","family":"Courier New","panose1":[2,7,3,9,2,2,5,2,4,4]}},{"fontName":"Wingdings","name":"insertFontDescription","attrs":{"familyGeneric":"system","pitch":"variable","family":"Wingdings","panose1":[5,0,0,0,0,0,0,0,0,0]}},{"default":true,"hidden":true,"styleId":"default_paragraph_style","name":"insertStyleSheet","styleName":"Default Paragraph Style","type":"paragraph","attrs":{"paragraph":{"fillColor":{"type":"auto"},"borderLeft":{"style":"none","space":0},"paddingBottom":0,"borderRight":{"style":"none","space":0},"paddingRight":0,"document":{"defaultTabStop":1501},"lineHeight":{"type":"percent","value":100},"paddingTop":0,"alignment":"left","borderTop":{"style":"none","space":0},"borderBottom":{"style":"none","space":0},"paddingLeft":0},"character":{"color":{"type":"auto"},"italicComplex":false,"fontNameComplex":"Times New Roman","letterSpacing":"normal","language":"en-US","bold":false,"italic":false,"fillColor":{"type":"auto"},"fontName":"Cambria","boldComplex":false,"vertAlign":"baseline","fontNameAsian":"MS Mincho","fontSize":12,"fontSizeAsian":12,"boldAsian":false,"italicAsian":false}}},{"parent":"default_paragraph_style","styleId":"Standard","name":"insertStyleSheet","styleName":"Standard","type":"paragraph","attrs":{}},{"parent":"Standard","styleId":"&#65533;berschrift2","name":"insertStyleSheet","styleName":"&#65533;berschrift 2","type":"paragraph","attrs":{"paragraph":{"outlineLevel":1,"nextStyleId":"Standard","marginTop":353},"character":{"fontName":"Calibri","boldComplex":true,"color":{"type":"rgb","value":"4F81BD"},"fontNameAsian":"MS Gothic","fontNameComplex":"Times New Roman","fontSize":13,"fontSizeAsian":13,"bold":true,"boldAsian":true}}},{"parent":"Standard","styleId":"Listenabsatz","name":"insertStyleSheet","styleName":"Listenabsatz","type":"paragraph","attrs":{"paragraph":{"indentLeft":1270,"marginLeft":1270}}},{"parent":"Standard","styleId":"Titel","name":"insertStyleSheet","styleName":"Titel","type":"paragraph","attrs":{"paragraph":{"borderLeft":{"style":"none","space":0},"paddingBottom":141,"nextStyleId":"Standard","borderRight":{"style":"none","space":0},"paddingRight":0,"marginBottom":529,"paddingTop":0,"borderTop":{"style":"none","space":0},"borderBottom":{"color":{"type":"rgb","value":"4F81BD"},"width":35,"style":"single","space":141},"paddingLeft":0},"character":{"fontName":"Calibri","color":{"type":"rgb","value":"17365D"},"fontNameAsian":"MS Gothic","fontNameComplex":"Times New Roman","letterSpacing":9,"fontSize":26,"fontSizeAsian":26}}},{"parent":"Standard","styleId":"Untertitel","name":"insertStyleSheet","styleName":"Untertitel","type":"paragraph","attrs":{"paragraph":{"nextStyleId":"Standard"},"character":{"fontName":"Calibri","color":{"type":"rgb","value":"4F81BD"},"italicComplex":true,"fontNameAsian":"MS Gothic","fontNameComplex":"Times New Roman","letterSpacing":26,"italic":true,"italicAsian":true}}},{"parent":"Standard","styleId":"&#65533;berschrift1","name":"insertStyleSheet","styleName":"&#65533;berschrift 1","type":"paragraph","attrs":{"paragraph":{"outlineLevel":0,"nextStyleId":"Standard","marginTop":847},"character":{"fontName":"Calibri","boldComplex":true,"color":{"type":"rgb","value":"345A8A"},"fontNameAsian":"MS Gothic","fontNameComplex":"Times New Roman","fontSize":16,"fontSizeAsian":16,"bold":true,"boldAsian":true}}},{"parent":"default_character_style","styleId":"Absatz-Standardschriftart","name":"insertStyleSheet","styleName":"Absatz-Standardschriftart","type":"character","attrs":{}},{"parent":"Absatz-Standardschriftart","styleId":"&#65533;berschrift2Zchn","name":"insertStyleSheet","styleName":"&#65533;berschrift 2 Zchn","type":"character","attrs":{"character":{"fontName":"Calibri","boldComplex":true,"color":{"type":"rgb","value":"4F81BD"},"fontNameAsian":"MS Gothic","fontNameComplex":"Times New Roman","fontSize":13,"fontSizeAsian":13,"bold":true,"boldAsian":true}}},{"parent":"Absatz-Standardschriftart","styleId":"&#65533;berschrift1Zchn","name":"insertStyleSheet","styleName":"&#65533;berschrift 1 Zchn","type":"character","attrs":{"character":{"fontName":"Calibri","boldComplex":true,"color":{"type":"rgb","value":"345A8A"},"fontNameAsian":"MS Gothic","fontNameComplex":"Times New Roman","fontSize":16,"fontSizeAsian":16,"bold":true,"boldAsian":true}}},{"parent":"default_character_style","styleId":"WW_CharLFO1LVL7","name":"insertStyleSheet","type":"character","attrs":{"character":{"fontName":"Symbol"}}},{"parent":"default_character_style","styleId":"WW_CharLFO18LVL4","name":"insertStyleSheet","type":"character","attrs":{"character":{"fontName":"Symbol"}}},{"parent":"default_character_style","styleId":"WW_CharLFO1LVL8","name":"insertStyleSheet","type":"character","attrs":{"character":{"fontName":"Courier New","fontNameComplex":"Courier New"}}},{"parent":"default_character_style","styleId":"WW_CharLFO18LVL3","name":"insertStyleSheet","type":"character","attrs":{"character":{"fontName":"Wingdings"}}},{"parent":"default_character_style","styleId":"WW_CharLFO1LVL5","name":"insertStyleSheet","type":"character","attrs":{"character":{"fontName":"Courier New","fontNameComplex":"Courier New"}}},{"parent":"default_character_style","styleId":"WW_CharLFO18LVL6","name":"insertStyleSheet","type":"character","attrs":{"character":{"fontName":"Wingdings"}}},{"parent":"default_character_style","styleId":"WW_CharLFO1LVL6","name":"insertStyleSheet","type":"character","attrs":{"character":{"fontName":"Wingdings"}}},{"parent":"default_character_style","styleId":"WW_CharLFO18LVL5","name":"insertStyleSheet","type":"character","attrs":{"character":{"fontName":"Courier New","fontNameComplex":"Courier New"}}},{"parent":"default_character_style","styleId":"WW_CharLFO1LVL3","name":"insertStyleSheet","type":"character","attrs":{"character":{"fontName":"Wingdings"}}},{"parent":"default_character_style","styleId":"WW_CharLFO18LVL8","name":"insertStyleSheet","type":"character","attrs":{"character":{"fontName":"Courier New","fontNameComplex":"Courier New"}}},{"parent":"default_character_style","styleId":"WW_CharLFO1LVL4","name":"insertStyleSheet","type":"character","attrs":{"character":{"fontName":"Symbol"}}},{"parent":"default_character_style","styleId":"WW_CharLFO18LVL7","name":"insertStyleSheet","type":"character","attrs":{"character":{"fontName":"Symbol"}}},{"parent":"default_character_style","styleId":"WW_CharLFO1LVL1","name":"insertStyleSheet","type":"character","attrs":{"character":{"fontName":"Symbol","fontNameAsian":"MS Mincho","fontNameComplex":"Times New Roman"}}},{"parent":"default_character_style","styleId":"WW_CharLFO1LVL2","name":"insertStyleSheet","type":"character","attrs":{"character":{"fontName":"Courier New","fontNameComplex":"Courier New"}}},{"parent":"default_character_style","styleId":"WW_CharLFO18LVL9","name":"insertStyleSheet","type":"character","attrs":{"character":{"fontName":"Wingdings"}}},{"parent":"default_character_style","styleId":"WW_CharLFO1LVL9","name":"insertStyleSheet","type":"character","attrs":{"character":{"fontName":"Wingdings"}}},{"parent":"default_character_style","styleId":"WW_CharLFO18LVL2","name":"insertStyleSheet","type":"character","attrs":{"character":{"fontName":"Courier New","fontNameComplex":"Courier New"}}},{"parent":"default_character_style","styleId":"WW_CharLFO18LVL1","name":"insertStyleSheet","type":"character","attrs":{"character":{"fontName":"Symbol","color":{"type":"rgb","value":"00B050"}}}},{"parent":"default_character_style","styleId":"WW_CharLFO4LVL1","name":"insertStyleSheet","type":"character","attrs":{"character":{"fontName":"Wingdings"}}},{"parent":"default_character_style","styleId":"WW_CharLFO5LVL9","name":"insertStyleSheet","type":"character","attrs":{"character":{"fontName":"Wingdings"}}},{"parent":"default_character_style","styleId":"WW_CharLFO4LVL3","name":"insertStyleSheet","type":"character","attrs":{"character":{"fontName":"Wingdings"}}},{"parent":"default_character_style","styleId":"WW_CharLFO5LVL8","name":"insertStyleSheet","type":"character","attrs":{"character":{"fontName":"Courier New","fontNameComplex":"Courier New"}}},{"parent":"default_character_style","styleId":"WW_CharLFO15LVL9","name":"insertStyleSheet","type":"character","attrs":{"character":{"fontName":"Wingdings"}}},{"parent":"default_character_style","styleId":"WW_CharLFO4LVL2","name":"insertStyleSheet","type":"character","attrs":{"character":{"fontName":"Courier New","fontNameComplex":"Courier New"}}},{"parent":"default_character_style","styleId":"WW_CharLFO5LVL7","name":"insertStyleSheet","type":"character","attrs":{"character":{"fontName":"Symbol"}}},{"parent":"default_character_style","styleId":"WW_CharLFO15LVL8","name":"insertStyleSheet","type":"character","attrs":{"character":{"fontName":"Courier New","fontNameComplex":"Courier New"}}},{"parent":"default_character_style","styleId":"WW_CharLFO4LVL5","name":"insertStyleSheet","type":"character","attrs":{"character":{"fontName":"Courier New","fontNameComplex":"Courier New"}}},{"parent":"default_character_style","styleId":"WW_CharLFO5LVL6","name":"insertStyleSheet","type":"character","attrs":{"character":{"fontName":"Wingdings"}}},{"parent":"default_character_style","styleId":"WW_CharLFO15LVL7","name":"insertStyleSheet","type":"character","attrs":{"character":{"fontName":"Symbol"}}},{"parent":"default_character_style","styleId":"WW_CharLFO4LVL4","name":"insertStyleSheet","type":"character","attrs":{"character":{"fontName":"Symbol"}}},{"parent":"default_character_style","styleId":"WW_CharLFO5LVL5","name":"insertStyleSheet","type":"character","attrs":{"character":{"fontName":"Courier New","fontNameComplex":"Courier New"}}},{"parent":"default_character_style","styleId":"WW_CharLFO15LVL6","name":"insertStyleSheet","type":"character","attrs":{"character":{"fontName":"Wingdings"}}},{"parent":"default_character_style","styleId":"WW_CharLFO4LVL7","name":"insertStyleSheet","type":"character","attrs":{"character":{"fontName":"Symbol"}}},{"parent":"default_character_style","styleId":"WW_CharLFO5LVL4","name":"insertStyleSheet","type":"character","attrs":{"character":{"fontName":"Symbol"}}},{"parent":"default_character_style","styleId":"WW_CharLFO15LVL5","name":"insertStyleSheet","type":"character","attrs":{"character":{"fontName":"Courier New","fontNameComplex":"Courier New"}}},{"parent":"Absatz-Standardschriftart","styleId":"UntertitelZchn","name":"insertStyleSheet","styleName":"Untertitel Zchn","type":"character","attrs":{"character":{"fontName":"Calibri","color":{"type":"rgb","value":"4F81BD"},"italicComplex":true,"fontNameAsian":"MS Gothic","fontNameComplex":"Times New Roman","letterSpacing":26,"italic":true,"italicAsian":true}}},{"parent":"default_character_style","styleId":"WW_CharLFO4LVL6","name":"insertStyleSheet","type":"character","attrs":{"character":{"fontName":"Wingdings"}}},{"parent":"default_character_style","styleId":"WW_CharLFO5LVL3","name":"insertStyleSheet","type":"character","attrs":{"character":{"fontName":"Wingdings"}}},{"parent":"default_character_style","styleId":"WW_CharLFO15LVL4","name":"insertStyleSheet","type":"character","attrs":{"character":{"fontName":"Symbol"}}},{"parent":"default_character_style","styleId":"WW_CharLFO4LVL9","name":"insertStyleSheet","type":"character","attrs":{"character":{"fontName":"Wingdings"}}},{"parent":"default_character_style","styleId":"WW_CharLFO5LVL2","name":"insertStyleSheet","type":"character","attrs":{"character":{"fontName":"Wingdings"}}},{"parent":"default_character_style","styleId":"WW_CharLFO15LVL3","name":"insertStyleSheet","type":"character","attrs":{"character":{"fontName":"Wingdings"}}},{"parent":"default_character_style","styleId":"WW_CharLFO4LVL8","name":"insertStyleSheet","type":"character","attrs":{"character":{"fontName":"Courier New","fontNameComplex":"Courier New"}}},{"parent":"default_character_style","styleId":"WW_CharLFO5LVL1","name":"insertStyleSheet","type":"character","attrs":{"character":{"fontName":"Wingdings"}}},{"parent":"default_character_style","styleId":"WW_CharLFO15LVL2","name":"insertStyleSheet","type":"character","attrs":{"character":{"fontName":"Courier New","fontNameComplex":"Courier New"}}},{"parent":"default_character_style","styleId":"WW_CharLFO15LVL1","name":"insertStyleSheet","type":"character","attrs":{"character":{"fontName":"Symbol","color":{"type":"auto"},"fontNameAsian":"MS Mincho","fontNameComplex":"Times New Roman"}}},{"parent":"default_character_style","styleId":"WW_CharLFO17LVL7","name":"insertStyleSheet","type":"character","attrs":{"character":{"fontName":"Symbol"}}},{"parent":"default_character_style","styleId":"WW_CharLFO17LVL6","name":"insertStyleSheet","type":"character","attrs":{"character":{"fontName":"Wingdings"}}},{"parent":"default_character_style","styleId":"WW_CharLFO17LVL5","name":"insertStyleSheet","type":"character","attrs":{"character":{"fontName":"Courier New","fontNameComplex":"Courier New"}}},{"parent":"default_character_style","styleId":"WW_CharLFO17LVL4","name":"insertStyleSheet","type":"character","attrs":{"character":{"fontName":"Symbol"}}},{"parent":"default_character_style","styleId":"WW_CharLFO17LVL9","name":"insertStyleSheet","type":"character","attrs":{"character":{"fontName":"Wingdings"}}},{"parent":"default_character_style","styleId":"WW_CharLFO17LVL8","name":"insertStyleSheet","type":"character","attrs":{"character":{"fontName":"Courier New","fontNameComplex":"Courier New"}}},{"parent":"default_character_style","styleId":"WW_CharLFO17LVL3","name":"insertStyleSheet","type":"character","attrs":{"character":{"fontName":"Wingdings"}}},{"parent":"Absatz-Standardschriftart","styleId":"TitelZchn","name":"insertStyleSheet","styleName":"Titel Zchn","type":"character","attrs":{"character":{"fontName":"Calibri","color":{"type":"rgb","value":"17365D"},"fontNameAsian":"MS Gothic","fontNameComplex":"Times New Roman","letterSpacing":9,"fontSize":26,"fontSizeAsian":26}}},{"parent":"default_character_style","styleId":"WW_CharLFO17LVL2","name":"insertStyleSheet","type":"character","attrs":{"character":{"fontName":"Courier New","fontNameComplex":"Courier New"}}},{"parent":"default_character_style","styleId":"WW_CharLFO17LVL1","name":"insertStyleSheet","type":"character","attrs":{"character":{"fontName":"Symbol"}}},{"parent":"default_character_style","styleId":"WW_CharLFO16LVL9","name":"insertStyleSheet","type":"character","attrs":{"character":{"fontName":"Wingdings"}}},{"parent":"default_character_style","styleId":"WW_CharLFO16LVL6","name":"insertStyleSheet","type":"character","attrs":{"character":{"fontName":"Wingdings"}}},{"parent":"default_character_style","styleId":"WW_CharLFO16LVL5","name":"insertStyleSheet","type":"character","attrs":{"character":{"fontName":"Courier New","fontNameComplex":"Courier New"}}},{"parent":"default_character_style","styleId":"WW_CharLFO16LVL8","name":"insertStyleSheet","type":"character","attrs":{"character":{"fontName":"Courier New","fontNameComplex":"Courier New"}}},{"parent":"default_character_style","styleId":"WW_CharLFO16LVL7","name":"insertStyleSheet","type":"character","attrs":{"character":{"fontName":"Symbol"}}},{"parent":"default_character_style","styleId":"WW_CharLFO16LVL2","name":"insertStyleSheet","type":"character","attrs":{"character":{"fontName":"Courier New","fontNameComplex":"Courier New"}}},{"parent":"default_character_style","styleId":"WW_CharLFO16LVL1","name":"insertStyleSheet","type":"character","attrs":{"character":{"fontName":"Wingdings"}}},{"parent":"default_character_style","styleId":"WW_CharLFO16LVL4","name":"insertStyleSheet","type":"character","attrs":{"character":{"fontName":"Symbol"}}},{"parent":"default_character_style","styleId":"WW_CharLFO16LVL3","name":"insertStyleSheet","type":"character","attrs":{"character":{"fontName":"Wingdings"}}},{"default":true,"hidden":true,"styleId":"default_drawing_style","name":"insertStyleSheet","styleName":"Default Graphic Style","type":"drawing","attrs":{"line":{"color":{"type":"rgb","value":"4a7ebb"},"width":26,"style":"solid","type":"solid"}}},{"name":"insertParagraph","start":[0],"attrs":{"paragraph":{"pageBreakBefore":true},"styleId":"Titel"}},{"start":[0,0],"name":"insertText","text":"Bullets & Numbering"},{"name":"insertParagraph","start":[1],"attrs":{"styleId":"Untertitel"}},{"start":[1,0],"name":"insertText","text":"Examples"},{"name":"insertParagraph","start":[2],"attrs":{"paragraph":{"outlineLevel":1},"styleId":"&#65533;berschrift2"}},{"start":[2,0],"name":"insertText","text":"Bullets"},{"name":"insertListStyle","listDefinition":{"listLevel4":{"indentFirstLine":-635,"labelFollowedBy":"listtab","spaceBefore":5715,"minLabelWidth":635,"numberFormat":"bullet","levelText":"o","styleId":"WW_CharLFO1LVL5","listLevelPositionAndSpaceMode":"label-alignment","indentLeft":6350},"listLevel5":{"indentFirstLine":-635,"labelFollowedBy":"listtab","spaceBefore":6985,"minLabelWidth":635,"numberFormat":"bullet","levelText":"?","styleId":"WW_CharLFO1LVL6","listLevelPositionAndSpaceMode":"label-alignment","indentLeft":7620},"listLevel2":{"indentFirstLine":-635,"labelFollowedBy":"listtab","spaceBefore":3175,"minLabelWidth":635,"numberFormat":"bullet","levelText":"?","styleId":"WW_CharLFO1LVL3","listLevelPositionAndSpaceMode":"label-alignment","indentLeft":3810},"listLevel3":{"indentFirstLine":-635,"labelFollowedBy":"listtab","spaceBefore":4445,"minLabelWidth":635,"numberFormat":"bullet","levelText":"?","styleId":"WW_CharLFO1LVL4","listLevelPositionAndSpaceMode":"label-alignment","indentLeft":5080},"listLevel0":{"indentFirstLine":-635,"labelFollowedBy":"listtab","spaceBefore":635,"minLabelWidth":635,"numberFormat":"bullet","levelText":"?","styleId":"WW_CharLFO1LVL1","listLevelPositionAndSpaceMode":"label-alignment","indentLeft":1270},"listLevel1":{"indentFirstLine":-635,"labelFollowedBy":"listtab","spaceBefore":1905,"minLabelWidth":635,"numberFormat":"bullet","levelText":"o","styleId":"WW_CharLFO1LVL2","listLevelPositionAndSpaceMode":"label-alignment","indentLeft":2540},"listLevel8":{"indentFirstLine":-635,"labelFollowedBy":"listtab","spaceBefore":10795,"minLabelWidth":635,"numberFormat":"bullet","levelText":"?","styleId":"WW_CharLFO1LVL9","listLevelPositionAndSpaceMode":"label-alignment","indentLeft":11430},"listLevel6":{"indentFirstLine":-635,"labelFollowedBy":"listtab","spaceBefore":8255,"minLabelWidth":635,"numberFormat":"bullet","levelText":"?","styleId":"WW_CharLFO1LVL7","listLevelPositionAndSpaceMode":"label-alignment","indentLeft":8890},"listLevel7":{"indentFirstLine":-635,"labelFollowedBy":"listtab","spaceBefore":9525,"minLabelWidth":635,"numberFormat":"bullet","levelText":"o","styleId":"WW_CharLFO1LVL8","listLevelPositionAndSpaceMode":"label-alignment","indentLeft":10160}},"listStyleId":"LFO1"},{"name":"insertParagraph","start":[3],"attrs":{"paragraph":{"listLevel":0,"listStart":true,"listStyleId":"LFO1"},"styleId":"Listenabsatz"}},{"start":[3,0],"name":"insertText","text":"Lorem ipsum dolor sit amet, consetetur sadipscing elitr, "},{"start":[3,57],"name":"insertText","text":" "},{"start":[3,58],"name":"insertText","text":"sed diam nonumy eirmod tempor invidunt ut labore et dolore magna aliquyam erat, sed diam voluptua."},{"name":"insertParagraph","start":[4],"attrs":{"paragraph":{"listLevel":1,"listStyleId":"LFO1"},"styleId":"Listenabsatz"}},{"start":[4,0],"name":"insertText","text":"Lorem ipsum dolor sit amet, consetetur sadipscing elitr, "},{"start":[4,57],"name":"insertText","text":" "},{"start":[4,58],"name":"insertText","text":"sed diam nonumy eirmod tempor invidunt ut labore et dolore magna aliquyam erat, sed diam voluptua."},{"name":"insertParagraph","start":[5],"attrs":{"paragraph":{"listLevel":1,"listStyleId":"LFO1"},"styleId":"Listenabsatz"}},{"start":[5,0],"name":"insertText","text":"Lorem ipsum dolor sit amet, consetetur sadipscing elitr, "},{"start":[5,57],"name":"insertText","text":" "},{"start":[5,58],"name":"insertText","text":"sed diam nonumy eirmod tempor invidunt ut labore et dolore magna aliquyam erat, sed diam voluptua."},{"name":"insertParagraph","start":[6],"attrs":{"paragraph":{"listLevel":0,"listStart":true,"listStyleId":"LFO1"},"styleId":"Listenabsatz"}},{"start":[6,0],"name":"insertText","text":"Lorem ipsum dolor sit amet, consetetur sadipscing elitr, "},{"start":[6,57],"name":"insertText","text":" "},{"start":[6,58],"name":"insertText","text":"sed diam nonumy eirmod tempor invidunt ut labore et dolore magna aliquyam erat, sed diam voluptua."},{"name":"insertParagraph","start":[7],"attrs":{"styleId":"Standard"}},{"name":"insertParagraph","start":[8],"attrs":{"paragraph":{"outlineLevel":1},"styleId":"&#65533;berschrift2"}},{"start":[8,0],"name":"insertText","text":"Bullets, different Style"},{"name":"insertListStyle","listDefinition":{"listLevel4":{"indentFirstLine":-635,"labelFollowedBy":"listtab","spaceBefore":5715,"minLabelWidth":635,"numberFormat":"bullet","levelText":"o","styleId":"WW_CharLFO4LVL5","listLevelPositionAndSpaceMode":"label-alignment","indentLeft":6350},"listLevel5":{"indentFirstLine":-635,"labelFollowedBy":"listtab","spaceBefore":6985,"minLabelWidth":635,"numberFormat":"bullet","levelText":"?","styleId":"WW_CharLFO4LVL6","listLevelPositionAndSpaceMode":"label-alignment","indentLeft":7620},"listLevel2":{"indentFirstLine":-635,"labelFollowedBy":"listtab","spaceBefore":3175,"minLabelWidth":635,"numberFormat":"bullet","levelText":"?","styleId":"WW_CharLFO4LVL3","listLevelPositionAndSpaceMode":"label-alignment","indentLeft":3810},"listLevel3":{"indentFirstLine":-635,"labelFollowedBy":"listtab","spaceBefore":4445,"minLabelWidth":635,"numberFormat":"bullet","levelText":"?","styleId":"WW_CharLFO4LVL4","listLevelPositionAndSpaceMode":"label-alignment","indentLeft":5080},"listLevel0":{"indentFirstLine":-635,"labelFollowedBy":"listtab","spaceBefore":635,"minLabelWidth":635,"numberFormat":"bullet","levelText":"?","styleId":"WW_CharLFO4LVL1","listLevelPositionAndSpaceMode":"label-alignment","indentLeft":1270},"listLevel1":{"indentFirstLine":-635,"labelFollowedBy":"listtab","spaceBefore":1905,"minLabelWidth":635,"numberFormat":"bullet","levelText":"o","styleId":"WW_CharLFO4LVL2","listLevelPositionAndSpaceMode":"label-alignment","indentLeft":2540},"listLevel8":{"indentFirstLine":-635,"labelFollowedBy":"listtab","spaceBefore":10795,"minLabelWidth":635,"numberFormat":"bullet","levelText":"?","styleId":"WW_CharLFO4LVL9","listLevelPositionAndSpaceMode":"label-alignment","indentLeft":11430},"listLevel6":{"indentFirstLine":-635,"labelFollowedBy":"listtab","spaceBefore":8255,"minLabelWidth":635,"numberFormat":"bullet","levelText":"?","styleId":"WW_CharLFO4LVL7","listLevelPositionAndSpaceMode":"label-alignment","indentLeft":8890},"listLevel7":{"indentFirstLine":-635,"labelFollowedBy":"listtab","spaceBefore":9525,"minLabelWidth":635,"numberFormat":"bullet","levelText":"o","styleId":"WW_CharLFO4LVL8","listLevelPositionAndSpaceMode":"label-alignment","indentLeft":10160}},"listStyleId":"LFO4"},{"name":"insertParagraph","start":[9],"attrs":{"paragraph":{"listLevel":0,"listStart":true,"listStyleId":"LFO4"},"styleId":"Listenabsatz"}},{"start":[9,0],"name":"insertText","text":"Lorem ipsum dolor sit amet, consetetur sadipscing elitr, "},{"start":[9,57],"name":"insertText","text":" "},{"start":[9,58],"name":"insertText","text":"sed diam nonumy eirmod tempor invidunt ut labore et dolore magna aliquyam erat, sed diam voluptua."},{"name":"insertListStyle","listDefinition":{"listLevel4":{"indentFirstLine":-635,"labelFollowedBy":"listtab","spaceBefore":5715,"minLabelWidth":635,"numberFormat":"bullet","levelText":"o","styleId":"WW_CharLFO5LVL5","listLevelPositionAndSpaceMode":"label-alignment","indentLeft":6350},"listLevel5":{"indentFirstLine":-635,"labelFollowedBy":"listtab","spaceBefore":6985,"minLabelWidth":635,"numberFormat":"bullet","levelText":"?","styleId":"WW_CharLFO5LVL6","listLevelPositionAndSpaceMode":"label-alignment","indentLeft":7620},"listLevel2":{"indentFirstLine":-635,"labelFollowedBy":"listtab","spaceBefore":3175,"minLabelWidth":635,"numberFormat":"bullet","levelText":"?","styleId":"WW_CharLFO5LVL3","listLevelPositionAndSpaceMode":"label-alignment","indentLeft":3810},"listLevel3":{"indentFirstLine":-635,"labelFollowedBy":"listtab","spaceBefore":4445,"minLabelWidth":635,"numberFormat":"bullet","levelText":"?","styleId":"WW_CharLFO5LVL4","listLevelPositionAndSpaceMode":"label-alignment","indentLeft":5080},"listLevel0":{"indentFirstLine":-635,"labelFollowedBy":"listtab","spaceBefore":635,"minLabelWidth":635,"numberFormat":"bullet","levelText":"?","styleId":"WW_CharLFO5LVL1","listLevelPositionAndSpaceMode":"label-alignment","indentLeft":1270},"listLevel1":{"indentFirstLine":-635,"labelFollowedBy":"listtab","spaceBefore":1905,"minLabelWidth":635,"numberFormat":"bullet","levelText":"?","styleId":"WW_CharLFO5LVL2","listLevelPositionAndSpaceMode":"label-alignment","indentLeft":2540},"listLevel8":{"indentFirstLine":-635,"labelFollowedBy":"listtab","spaceBefore":10795,"minLabelWidth":635,"numberFormat":"bullet","levelText":"?","styleId":"WW_CharLFO5LVL9","listLevelPositionAndSpaceMode":"label-alignment","indentLeft":11430},"listLevel6":{"indentFirstLine":-635,"labelFollowedBy":"listtab","spaceBefore":8255,"minLabelWidth":635,"numberFormat":"bullet","levelText":"?","styleId":"WW_CharLFO5LVL7","listLevelPositionAndSpaceMode":"label-alignment","indentLeft":8890},"listLevel7":{"indentFirstLine":-635,"labelFollowedBy":"listtab","spaceBefore":9525,"minLabelWidth":635,"numberFormat":"bullet","levelText":"o","styleId":"WW_CharLFO5LVL8","listLevelPositionAndSpaceMode":"label-alignment","indentLeft":10160}},"listStyleId":"LFO5"},{"name":"insertParagraph","start":[10],"attrs":{"paragraph":{"listLevel":1,"listStyleId":"LFO5"},"styleId":"Listenabsatz"}},{"start":[10,0],"name":"insertText","text":"Lorem ipsum dolor sit amet, consetetur sadipscing elitr, "},{"start":[10,57],"name":"insertText","text":" "},{"start":[10,58],"name":"insertText","text":"sed diam nonumy eirmod tempor invidunt ut labore et dolore magna aliquyam erat, sed diam voluptua."},{"name":"insertParagraph","start":[11],"attrs":{"paragraph":{"listLevel":1,"listStyleId":"LFO5"},"styleId":"Listenabsatz"}},{"start":[11,0],"name":"insertText","text":"Lorem ipsum dolor sit amet, consetetur sadipscing elitr, "},{"start":[11,57],"name":"insertText","text":" "},{"start":[11,58],"name":"insertText","text":"sed diam nonumy eirmod tempor invidunt ut labore et dolore magna aliquyam erat, sed diam voluptua."},{"name":"insertParagraph","start":[12],"attrs":{"paragraph":{"listLevel":0,"listStart":true,"listStyleId":"LFO4"},"styleId":"Listenabsatz"}},{"start":[12,0],"name":"insertText","text":"Lorem ipsum dolor sit amet, consetetur sadipscing elitr, "},{"start":[12,57],"name":"insertText","text":" "},{"start":[12,58],"name":"insertText","text":"sed diam nonumy eirmod tempor invidunt ut labore et dolore magna aliquyam erat, sed diam voluptua."},{"name":"insertParagraph","start":[13],"attrs":{"styleId":"Standard"}},{"name":"insertParagraph","start":[14],"attrs":{"paragraph":{"outlineLevel":1},"styleId":"&#65533;berschrift2"}},{"start":[14,0],"name":"insertText","text":"Bullets with Colors"},{"name":"insertListStyle","listDefinition":{"listLevel4":{"indentFirstLine":-635,"labelFollowedBy":"listtab","spaceBefore":5080,"minLabelWidth":635,"numberFormat":"bullet","levelText":"o","styleId":"WW_CharLFO18LVL5","listLevelPositionAndSpaceMode":"label-alignment","indentLeft":5715},"listLevel5":{"indentFirstLine":-635,"labelFollowedBy":"listtab","spaceBefore":6350,"minLabelWidth":635,"numberFormat":"bullet","levelText":"?","styleId":"WW_CharLFO18LVL6","listLevelPositionAndSpaceMode":"label-alignment","indentLeft":6985},"listLevel2":{"indentFirstLine":-635,"labelFollowedBy":"listtab","spaceBefore":2540,"minLabelWidth":635,"numberFormat":"bullet","levelText":"?","styleId":"WW_CharLFO18LVL3","listLevelPositionAndSpaceMode":"label-alignment","indentLeft":3175},"listLevel3":{"indentFirstLine":-635,"labelFollowedBy":"listtab","spaceBefore":3810,"minLabelWidth":635,"numberFormat":"bullet","levelText":"?","styleId":"WW_CharLFO18LVL4","listLevelPositionAndSpaceMode":"label-alignment","indentLeft":4445},"listLevel0":{"indentFirstLine":-635,"labelFollowedBy":"listtab","spaceBefore":0,"minLabelWidth":635,"numberFormat":"bullet","levelText":"?","styleId":"WW_CharLFO18LVL1","listLevelPositionAndSpaceMode":"label-alignment","indentLeft":635},"listLevel1":{"indentFirstLine":-635,"labelFollowedBy":"listtab","spaceBefore":1270,"minLabelWidth":635,"numberFormat":"bullet","levelText":"o","styleId":"WW_CharLFO18LVL2","listLevelPositionAndSpaceMode":"label-alignment","indentLeft":1905},"listLevel8":{"indentFirstLine":-635,"labelFollowedBy":"listtab","spaceBefore":10160,"minLabelWidth":635,"numberFormat":"bullet","levelText":"?","styleId":"WW_CharLFO18LVL9","listLevelPositionAndSpaceMode":"label-alignment","indentLeft":10795},"listLevel6":{"indentFirstLine":-635,"labelFollowedBy":"listtab","spaceBefore":7620,"minLabelWidth":635,"numberFormat":"bullet","levelText":"?","styleId":"WW_CharLFO18LVL7","listLevelPositionAndSpaceMode":"label-alignment","indentLeft":8255},"listLevel7":{"indentFirstLine":-635,"labelFollowedBy":"listtab","spaceBefore":8890,"minLabelWidth":635,"numberFormat":"bullet","levelText":"o","styleId":"WW_CharLFO18LVL8","listLevelPositionAndSpaceMode":"label-alignment","indentLeft":9525}},"listStyleId":"LFO18"},{"name":"insertParagraph","start":[15],"attrs":{"paragraph":{"listLevel":0,"listStart":true,"listStyleId":"LFO18"},"styleId":"Listenabsatz"}},{"start":[15,0],"name":"insertText","text":"Lorem ipsum dolor sit amet, consetetur sadipscing elitr, "},{"start":[15,57],"name":"insertText","text":" "},{"start":[15,58],"name":"insertText","text":"sed diam nonumy eirmod tempor invidunt ut labore et dolore magna aliquyam erat, sed diam voluptua."},{"name":"insertParagraph","start":[16],"attrs":{"paragraph":{"listLevel":0,"listStart":true,"listStyleId":"LFO18"},"styleId":"Listenabsatz"}},{"start":[16,0],"name":"insertText","text":"Lorem ipsum dolor sit amet, consetetur sadipscing elitr, "},{"start":[16,57],"name":"insertText","text":" "},{"start":[16,58],"name":"insertText","text":"sed diam nonumy eirmod tempor invidunt ut labore et dolore magna aliquyam erat, sed diam voluptua."},{"name":"insertParagraph","start":[17],"attrs":{"paragraph":{"outlineLevel":1},"styleId":"&#65533;berschrift2"}},{"name":"insertParagraph","start":[18],"attrs":{"paragraph":{"outlineLevel":1},"styleId":"&#65533;berschrift2"}},{"start":[18,0],"name":"insertText","text":"Bullets with Images"},{"name":"insertListStyle","listDefinition":{"listLevel4":{"indentFirstLine":-635,"labelFollowedBy":"listtab","spaceBefore":5715,"minLabelWidth":635,"numberFormat":"bullet","levelText":"o","styleId":"WW_CharLFO15LVL5","listLevelPositionAndSpaceMode":"label-alignment","indentLeft":6350},"listLevel5":{"indentFirstLine":-635,"labelFollowedBy":"listtab","spaceBefore":6985,"minLabelWidth":635,"numberFormat":"bullet","levelText":"?","styleId":"WW_CharLFO15LVL6","listLevelPositionAndSpaceMode":"label-alignment","indentLeft":7620},"listLevel2":{"indentFirstLine":-635,"labelFollowedBy":"listtab","spaceBefore":3175,"minLabelWidth":635,"numberFormat":"bullet","levelText":"?","styleId":"WW_CharLFO15LVL3","listLevelPositionAndSpaceMode":"label-alignment","indentLeft":3810},"listLevel3":{"indentFirstLine":-635,"labelFollowedBy":"listtab","spaceBefore":4445,"minLabelWidth":635,"numberFormat":"bullet","levelText":"?","styleId":"WW_CharLFO15LVL4","listLevelPositionAndSpaceMode":"label-alignment","indentLeft":5080},"listLevel0":{"indentFirstLine":-635,"labelFollowedBy":"listtab","spaceBefore":635,"minLabelWidth":635,"verticalPos":"middle","numberFormat":"bullet","width":353,"listLevelPositionAndSpaceMode":"label-alignment","levelPicBulletUri":"media\\/image1.gif","verticalRel":"line","indentLeft":1270,"height":353},"listLevel1":{"indentFirstLine":-635,"labelFollowedBy":"listtab","spaceBefore":1905,"minLabelWidth":635,"numberFormat":"bullet","levelText":"o","styleId":"WW_CharLFO15LVL2","listLevelPositionAndSpaceMode":"label-alignment","indentLeft":2540},"listLevel8":{"indentFirstLine":-635,"labelFollowedBy":"listtab","spaceBefore":10795,"minLabelWidth":635,"numberFormat":"bullet","levelText":"?","styleId":"WW_CharLFO15LVL9","listLevelPositionAndSpaceMode":"label-alignment","indentLeft":11430},"listLevel6":{"indentFirstLine":-635,"labelFollowedBy":"listtab","spaceBefore":8255,"minLabelWidth":635,"numberFormat":"bullet","levelText":"?","styleId":"WW_CharLFO15LVL7","listLevelPositionAndSpaceMode":"label-alignment","indentLeft":8890},"listLevel7":{"indentFirstLine":-635,"labelFollowedBy":"listtab","spaceBefore":9525,"minLabelWidth":635,"numberFormat":"bullet","levelText":"o","styleId":"WW_CharLFO15LVL8","listLevelPositionAndSpaceMode":"label-alignment","indentLeft":10160}},"listStyleId":"LFO15"},{"name":"insertParagraph","start":[19],"attrs":{"paragraph":{"listLevel":0,"listStart":true,"listStyleId":"LFO15"},"styleId":"Listenabsatz"}},{"start":[19,0],"name":"insertText","text":"Lorem ipsum dolor sit amet, consetetur sadipscing elitr, "},{"start":[19,57],"name":"insertText","text":" "},{"start":[19,58],"name":"insertText","text":"sed diam nonumy eirmod tempor invidunt ut labore et dolore magna aliquyam erat, sed diam voluptua."},{"name":"insertParagraph","start":[20],"attrs":{"paragraph":{"listLevel":0,"listStart":true,"listStyleId":"LFO15"},"styleId":"Listenabsatz"}},{"start":[20,0],"name":"insertText","text":"Lorem ipsum dolor sit amet, consetetur sadipscing elitr, "},{"start":[20,57],"name":"insertText","text":" "},{"start":[20,58],"name":"insertText","text":"sed diam nonumy eirmod tempor invidunt ut labore et dolore magna aliquyam erat, sed diam voluptua."},{"name":"insertParagraph","start":[21],"attrs":{"styleId":"Standard"}},{"name":"insertParagraph","start":[22],"attrs":{"paragraph":{"outlineLevel":1},"styleId":"&#65533;berschrift2"}},{"start":[22,0],"name":"insertText","text":"Numbers"},{"name":"insert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635,"labelFollowedBy":"listtab","spaceBefore":635,"minLabelWidth":635,"numberFormat":"decimal","levelText":"%1.","listLevelPositionAndSpaceMode":"label-alignment","indentLeft":1270},"listLevel1":{"indentFirstLine":-635,"labelFollowedBy":"listtab","spaceBefore":1905,"minLabelWidth":635,"numberFormat":"lowerLetter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2"},{"name":"insertParagraph","start":[23],"attrs":{"paragraph":{"listLevel":0,"listStart":true,"listStyleId":"LFO2"},"styleId":"Listenabsatz"}},{"start":[23,0],"name":"insertText","text":"Lorem ipsum dolor sit amet, consetetur sadipscing elitr, "},{"start":[23,57],"name":"insertText","text":" "},{"start":[23,58],"name":"insertText","text":"sed diam nonumy eirmod tempor invidunt ut labore et dolore magna aliquyam erat, sed diam voluptua."},{"name":"insertParagraph","start":[24],"attrs":{"paragraph":{"listLevel":0,"listStart":true,"listStyleId":"LFO2"},"styleId":"Listenabsatz"}},{"start":[24,0],"name":"insertText","text":"Lorem ipsum dolor sit amet, consetetur sadipscing elitr, "},{"start":[24,57],"name":"insertText","text":" "},{"start":[24,58],"name":"insertText","text":"sed diam nonumy eirmod tempor invidunt ut labore et dolore magna aliquyam erat, sed diam voluptua."},{"name":"insertParagraph","start":[25],"attrs":{"paragraph":{"listLevel":1,"listStyleId":"LFO2"},"styleId":"Listenabsatz"}},{"start":[25,0],"name":"insertText","text":"Lorem ipsum dolor sit amet, consetetur sadipscing elitr, "},{"start":[25,57],"name":"insertText","text":" "},{"start":[25,58],"name":"insertText","text":"sed diam nonumy eirmod tempor invidunt ut labore et dolore magna aliquyam erat, sed diam voluptua."},{"name":"insertParagraph","start":[26],"attrs":{"paragraph":{"listLevel":1,"listStyleId":"LFO2"},"styleId":"Listenabsatz"}},{"start":[26,0],"name":"insertText","text":"Lorem ipsum dolor sit amet, consetetur sadipscing elitr, "},{"start":[26,57],"name":"insertText","text":" "},{"start":[26,58],"name":"insertText","text":"sed diam nonumy eirmod tempor invidunt ut labore et dolore magna aliquyam erat, sed diam voluptua."},{"name":"insertParagraph","start":[27],"attrs":{"paragraph":{"listLevel":0,"listStart":true,"listStyleId":"LFO2"},"styleId":"Listenabsatz"}},{"start":[27,0],"name":"insertText","text":"Lorem ipsum dolor sit amet, consetetur sadipscing elitr, "},{"start":[27,57],"name":"insertText","text":" "},{"start":[27,58],"name":"insertText","text":"sed diam nonumy eirmod tempor invidunt ut labore et dolore magna aliquyam erat, sed diam voluptua."},{"name":"insertParagraph","start":[28],"attrs":{"styleId":"Standard"}},{"name":"insertParagraph","start":[29],"attrs":{"styleId":"Standard"}},{"start":[29,0],"name":"insertText","text":"Numbers, Roman"},{"name":"insertParagraph","start":[30],"attrs":{"styleId":"Standard"}},{"name":"insert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1270,"labelFollowedBy":"listtab","spaceBefore":635,"minLabelWidth":1270,"numberFormat":"upperRoman","levelText":"%1.","listLevelPositionAndSpaceMode":"label-alignment","indentLeft":1905},"listLevel1":{"indentFirstLine":-635,"labelFollowedBy":"listtab","spaceBefore":1905,"minLabelWidth":635,"numberFormat":"lowerLetter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3"},{"name":"insertParagraph","start":[31],"attrs":{"paragraph":{"listLevel":0,"listStart":true,"listStyleId":"LFO3"},"styleId":"Listenabsatz"}},{"start":[31,0],"name":"insertText","text":"Lorem ipsum dolor sit amet, consetetur sadipscing elitr, "},{"start":[31,57],"name":"insertText","text":" "},{"start":[31,58],"name":"insertText","text":"sed diam nonumy eirmod tempor invidunt ut labore et dolore magna aliquyam erat, sed diam voluptua."},{"name":"insertParagraph","start":[32],"attrs":{"paragraph":{"listLevel":0,"listStart":true,"listStyleId":"LFO3"},"styleId":"Listenabsatz"}},{"start":[32,0],"name":"insertText","text":"Lorem ipsum dolor sit amet, consetetur sadipscing elitr, "},{"start":[32,57],"name":"insertText","text":" "},{"start":[32,58],"name":"insertText","text":"sed diam nonumy eirmod tempor invidunt ut labore et dolore magna aliquyam erat, sed diam voluptua."},{"name":"insert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1270,"labelFollowedBy":"listtab","spaceBefore":635,"minLabelWidth":1270,"numberFormat":"upperRoman","levelText":"%1.","listLevelPositionAndSpaceMode":"label-alignment","indentLeft":1905},"listLevel1":{"indentFirstLine":-635,"labelFollowedBy":"listtab","spaceBefore":1905,"minLabelWidth":635,"numberFormat":"lowerRoman","textAlign":"right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6"},{"name":"insertParagraph","start":[33],"attrs":{"paragraph":{"listLevel":1,"listStyleId":"LFO6"},"styleId":"Listenabsatz"}},{"start":[33,0],"name":"insertText","text":"Lorem ipsum dolor sit amet, consetetur sadipscing elitr, "},{"start":[33,57],"name":"insertText","text":" "},{"start":[33,58],"name":"insertText","text":"sed diam nonumy eirmod tempor invidunt ut labore et dolore magna aliquyam erat, sed diam voluptua."},{"name":"insertParagraph","start":[34],"attrs":{"paragraph":{"listLevel":1,"listStyleId":"LFO6"},"styleId":"Listenabsatz"}},{"start":[34,0],"name":"insertText","text":"\\u2026."},{"name":"insertParagraph","start":[35],"attrs":{"styleId":"Standard"}},{"name":"insertParagraph","start":[36],"attrs":{"paragraph":{"outlineLevel":1},"styleId":"&#65533;berschrift2"}},{"start":[36,0],"name":"insertText","text":" "},{"start":[36,1],"name":"insertText","text":"Numbers, multilevel list"},{"name":"insertListStyle","listDefinition":{"listLevel4":{"indentFirstLine":-1397,"labelFollowedBy":"listtab","spaceBefore":2540,"minLabelWidth":1397,"numberFormat":"decimal","levelText":"%1.%2.%3.%4.%5.","listLevelPositionAndSpaceMode":"label-alignment","indentLeft":3937},"listLevel5":{"indentFirstLine":-1651,"labelFollowedBy":"listtab","spaceBefore":3175,"minLabelWidth":1651,"numberFormat":"decimal","levelText":"%1.%2.%3.%4.%5.%6.","listLevelPositionAndSpaceMode":"label-alignment","indentLeft":4826},"listLevel2":{"indentFirstLine":-889,"labelFollowedBy":"listtab","spaceBefore":1270,"minLabelWidth":889,"numberFormat":"decimal","levelText":"%1.%2.%3.","listLevelPositionAndSpaceMode":"label-alignment","indentLeft":2159},"listLevel3":{"indentFirstLine":-1143,"labelFollowedBy":"listtab","spaceBefore":1905,"minLabelWidth":1143,"numberFormat":"decimal","levelText":"%1.%2.%3.%4.","listLevelPositionAndSpaceMode":"label-alignment","indentLeft":3048},"listLevel0":{"indentFirstLine":-635,"labelFollowedBy":"listtab","spaceBefore":0,"minLabelWidth":635,"numberFormat":"decimal","levelText":"%1.","listLevelPositionAndSpaceMode":"label-alignment","indentLeft":635},"listLevel1":{"indentFirstLine":-762,"labelFollowedBy":"listtab","spaceBefore":635,"minLabelWidth":762,"numberFormat":"decimal","levelText":"%1.%2.","listLevelPositionAndSpaceMode":"label-alignment","indentLeft":1397},"listLevel8":{"indentFirstLine":-2540,"labelFollowedBy":"listtab","spaceBefore":5080,"minLabelWidth":2540,"numberFormat":"decimal","levelText":"%1.%2.%3.%4.%5.%6.%7.%8.%9.","listLevelPositionAndSpaceMode":"label-alignment","indentLeft":7620},"listLevel6":{"indentFirstLine":-1905,"labelFollowedBy":"listtab","spaceBefore":3810,"minLabelWidth":1905,"numberFormat":"decimal","levelText":"%1.%2.%3.%4.%5.%6.%7.","listLevelPositionAndSpaceMode":"label-alignment","indentLeft":5715},"listLevel7":{"indentFirstLine":-2159,"labelFollowedBy":"listtab","spaceBefore":4445,"minLabelWidth":2159,"numberFormat":"decimal","levelText":"%1.%2.%3.%4.%5.%6.%7.%8.","listLevelPositionAndSpaceMode":"label-alignment","indentLeft":6604}},"listStyleId":"LFO9"},{"name":"insertParagraph","start":[37],"attrs":{"paragraph":{"listLevel":0,"listStart":true,"listStyleId":"LFO9"},"styleId":"Listenabsatz"}},{"start":[37,0],"name":"insertText","text":"Lorem ipsum dolor sit amet, consetetur sadipscing elitr, "},{"start":[37,57],"name":"insertText","text":" "},{"start":[37,58],"name":"insertText","text":"sed diam nonumy eirmod tempor invidunt ut labore et dolore magna aliquyam erat, sed diam voluptua."},{"name":"insertParagraph","start":[38],"attrs":{"paragraph":{"listLevel":1,"listStyleId":"LFO9"},"styleId":"Listenabsatz"}},{"start":[38,0],"name":"insertText","text":"Lorem ipsum dolor sit amet, consetetur sadipscing elitr, "},{"start":[38,57],"name":"insertText","text":" "},{"start":[38,58],"name":"insertText","text":"sed diam nonumy eirmod tempor invidunt ut labore et dolore magna aliquyam erat, sed diam voluptua."},{"name":"insertParagraph","start":[39],"attrs":{"paragraph":{"listLevel":1,"listStyleId":"LFO9"},"styleId":"Listenabsatz"}},{"start":[39,0],"name":"insertText","text":"Lorem ipsum dolor sit amet, consetetur sadipscing elitr, "},{"start":[39,57],"name":"insertText","text":" "},{"start":[39,58],"name":"insertText","text":"sed diam nonumy eirmod tempor invidunt ut labore et dolore magna aliquyam erat, sed diam voluptua."},{"start":[39,156],"name":"insertText","text":" "},{"name":"insertParagraph","start":[40],"attrs":{"paragraph":{"listLevel":2,"listStyleId":"LFO9"},"styleId":"Listenabsatz"}},{"start":[40,0],"name":"insertText","text":"Lorem ipsum dolor sit amet, consetetur sadipscing elitr, "},{"start":[40,57],"name":"insertText","text":" "},{"start":[40,58],"name":"insertText","text":"sed diam nonumy eirmod tempor invidunt ut labore et dolore magna aliquyam erat, sed diam voluptua."},{"start":[40,156],"name":"insertText","text":" "},{"name":"insertParagraph","start":[41],"attrs":{"paragraph":{"listLevel":1,"listStyleId":"LFO9"},"styleId":"Listenabsatz"}},{"start":[41,0],"name":"insertText","text":"Lorem ipsum dolor sit amet, consetetur sadipscing elitr, "},{"start":[41,57],"name":"insertText","text":" "},{"start":[41,58],"name":"insertText","text":"sed diam nonumy eirmod tempor invidunt ut labore et dolore magna aliquyam erat, sed diam voluptua."},{"name":"insertParagraph","start":[42],"attrs":{"styleId":"Standard"}},{"name":"insertParagraph","start":[43],"attrs":{"paragraph":{"outlineLevel":1},"styleId":"&#65533;berschrift2"}},{"start":[43,0],"name":"insertText","text":"Numbers, set second paragraph to number"},{"start":[43,39],"name":"insertText","text":" "},{"start":[43,40],"name":"insertText","text":"5"},{"name":"insert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635,"labelFollowedBy":"listtab","spaceBefore":635,"minLabelWidth":635,"numberFormat":"decimal","levelText":"%1.","listLevelPositionAndSpaceMode":"label-alignment","indentLeft":1270},"listLevel1":{"indentFirstLine":-635,"labelFollowedBy":"listtab","spaceBefore":1905,"minLabelWidth":635,"numberFormat":"lowerLetter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12"},{"name":"insertParagraph","start":[44],"attrs":{"paragraph":{"listLevel":0,"listStart":true,"listStyleId":"LFO12"},"styleId":"Listenabsatz"}},{"start":[44,0],"name":"insertText","text":"Lorem ipsum dolor sit amet, consetetur sadipscing elitr, "},{"start":[44,57],"name":"insertText","text":" "},{"start":[44,58],"name":"insertText","text":"sed diam nonumy eirmod tempor invidunt ut labore et dolore magna aliquyam erat, sed diam voluptua."},{"name":"insertListStyle","listDefinition":{"listLevel4":{"indentFirstLine":-635,"labelFollowedBy":"listtab","spaceBefore":5715,"minLabelWidth":635,"numberFormat":"lowerLetter","levelText":"%5.","listLevelPositionAndSpaceMode":"label-alignment","indentLeft":6350},"listLevel5":{"indentFirstLine":-317,"labelFollowedBy":"listtab","spaceBefore":7303,"minLabelWidth":318,"numberFormat":"lowerRoman","textAlign":"right","levelText":"%6.","listLevelPositionAndSpaceMode":"label-alignment","indentLeft":7620},"listLevel2":{"indentFirstLine":-317,"labelFollowedBy":"listtab","spaceBefore":3493,"minLabelWidth":318,"numberFormat":"lowerRoman","textAlign":"right","levelText":"%3.","listLevelPositionAndSpaceMode":"label-alignment","indentLeft":3810},"listLevel3":{"indentFirstLine":-635,"labelFollowedBy":"listtab","spaceBefore":4445,"minLabelWidth":635,"numberFormat":"decimal","levelText":"%4.","listLevelPositionAndSpaceMode":"label-alignment","indentLeft":5080},"listLevel0":{"indentFirstLine":-635,"labelFollowedBy":"listtab","spaceBefore":635,"minLabelWidth":635,"numberFormat":"decimal","levelText":"%1.","listLevelPositionAndSpaceMode":"label-alignment","listStartValue":5,"indentLeft":1270},"listLevel1":{"indentFirstLine":-635,"labelFollowedBy":"listtab","spaceBefore":1905,"minLabelWidth":635,"numberFormat":"lowerLetter","levelText":"%2.","listLevelPositionAndSpaceMode":"label-alignment","indentLeft":2540},"listLevel8":{"indentFirstLine":-317,"labelFollowedBy":"listtab","spaceBefore":11113,"minLabelWidth":318,"numberFormat":"lowerRoman","textAlign":"right","levelText":"%9.","listLevelPositionAndSpaceMode":"label-alignment","indentLeft":11430},"listLevel6":{"indentFirstLine":-635,"labelFollowedBy":"listtab","spaceBefore":8255,"minLabelWidth":635,"numberFormat":"decimal","levelText":"%7.","listLevelPositionAndSpaceMode":"label-alignment","indentLeft":8890},"listLevel7":{"indentFirstLine":-635,"labelFollowedBy":"listtab","spaceBefore":9525,"minLabelWidth":635,"numberFormat":"lowerLetter","levelText":"%8.","listLevelPositionAndSpaceMode":"label-alignment","indentLeft":10160}},"listStyleId":"LFO14"},{"name":"insertParagraph","start":[45],"attrs":{"paragraph":{"listLevel":0,"listStart":true,"listStyleId":"LFO14"},"styleId":"Listenabsatz"}},{"start":[45,0],"name":"insertText","text":"Lorem ipsum dolor sit amet, consetetur sadipscing elitr, "},{"start":[45,57],"name":"insertText","text":" "},{"start":[45,58],"name":"insertText","text":"sed diam nonumy eirmod tempor invidunt ut labore et dolore magna aliquyam erat, sed diam voluptua."},{"name":"insertParagraph","start":[46],"attrs":{"paragraph":{"listLevel":0,"listStart":true,"listStyleId":"LFO14"},"styleId":"Listenabsatz"}},{"start":[46,0],"name":"insertText","text":"\\u2026"}]
</file>

<file path=debug/operationUpdates_2.txt>[{"name":"insertText","start":[0,10],"text":"Svante & "}]
</file>

<file path=debug/revision.txt>2
</file>